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CA000002B40F90D192F73D615A.png" manifest:media-type="image/png"/>
  <manifest:file-entry manifest:full-path="Pictures/10000201000004C6000002AE3B34ADB9070FC643.png" manifest:media-type="image/png"/>
  <manifest:file-entry manifest:full-path="Pictures/10000201000004C0000002B2675EA4C39DC3143D.png" manifest:media-type="image/png"/>
  <manifest:file-entry manifest:full-path="Pictures/10000201000004C8000002B031E9B273A0250C1C.png" manifest:media-type="image/png"/>
  <manifest:file-entry manifest:full-path="Pictures/10000201000004CA000002B2792E0BEACEBF013C.png" manifest:media-type="image/png"/>
  <manifest:file-entry manifest:full-path="Pictures/10000201000004CA000002B44751C0CCA4FAE5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7.903cm" svg:height="15.749cm" svg:x="0cm" svg:y="0.251cm">
          <draw:image xlink:href="Pictures/10000201000004CA000002B40F90D192F73D61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" draw:text-style-name="P1" draw:layer="layout" svg:width="27.756cm" svg:height="15.749cm" svg:x="0.244cm" svg:y="0cm">
          <draw:image xlink:href="Pictures/10000201000004C0000002B2675EA4C39DC314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" draw:text-style-name="P1" draw:layer="layout" svg:width="27.999cm" svg:height="15.737cm" svg:x="0.001cm" svg:y="0.013cm">
          <draw:image xlink:href="Pictures/10000201000004C8000002B031E9B273A0250C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" draw:text-style-name="P1" draw:layer="layout" svg:width="27.984cm" svg:height="15.749cm" svg:x="0.016cm" svg:y="0cm">
          <draw:image xlink:href="Pictures/10000201000004CA000002B2792E0BEACEBF01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1" draw:layer="layout" svg:width="27.903cm" svg:height="15.749cm" svg:x="0.097cm" svg:y="0.001cm">
          <draw:image xlink:href="Pictures/10000201000004CA000002B44751C0CCA4FAE5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1" draw:text-style-name="P1" draw:layer="layout" svg:width="27.999cm" svg:height="15.716cm" svg:x="0.001cm" svg:y="-0.5cm">
          <draw:image xlink:href="Pictures/10000201000004C6000002AE3B34ADB9070FC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30T00:41:46.706000000</dc:date>
    <meta:editing-duration>PT3M24S</meta:editing-duration>
    <meta:editing-cycles>1</meta:editing-cycles>
    <meta:document-statistic meta:object-count="39"/>
    <meta:generator>LibreOffice/7.1.2.2$Windows_X86_64 LibreOffice_project/8a45595d069ef5570103caea1b71cc9d82b2aae4</meta:generator>
  </office:meta>
</office:document-meta>
</file>